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1f7" officeooo:paragraph-rsid="001451f7"/>
    </style:style>
    <style:style style:name="P2" style:family="paragraph" style:parent-style-name="Standard">
      <style:text-properties officeooo:rsid="001451f7" officeooo:paragraph-rsid="001f2f5f"/>
    </style:style>
    <style:style style:name="P3" style:family="paragraph" style:parent-style-name="Standard">
      <style:text-properties officeooo:rsid="001451f7" officeooo:paragraph-rsid="001f7fb1"/>
    </style:style>
    <style:style style:name="P4" style:family="paragraph" style:parent-style-name="Standard">
      <style:text-properties officeooo:rsid="001451f7" officeooo:paragraph-rsid="0021185c"/>
    </style:style>
    <style:style style:name="P5" style:family="paragraph" style:parent-style-name="Standard">
      <style:text-properties officeooo:rsid="001451f7" officeooo:paragraph-rsid="00220a44"/>
    </style:style>
    <style:style style:name="P6" style:family="paragraph" style:parent-style-name="Standard">
      <style:text-properties officeooo:rsid="001451f7" officeooo:paragraph-rsid="0025d1e4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1451f7" officeooo:paragraph-rsid="001451f7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paragraph-rsid="001f2f5f"/>
    </style:style>
    <style:style style:name="P9" style:family="paragraph" style:parent-style-name="Standard">
      <style:text-properties style:text-underline-style="none" officeooo:rsid="001451f7" officeooo:paragraph-rsid="00220a44"/>
    </style:style>
    <style:style style:name="P10" style:family="paragraph" style:parent-style-name="Standard">
      <style:text-properties style:text-underline-style="none" officeooo:rsid="00220a44" officeooo:paragraph-rsid="00220a44"/>
    </style:style>
    <style:style style:name="P11" style:family="paragraph" style:parent-style-name="Standard">
      <style:text-properties style:text-underline-style="none" officeooo:rsid="00220a44" officeooo:paragraph-rsid="0025d1e4"/>
    </style:style>
    <style:style style:name="P12" style:family="paragraph" style:parent-style-name="Standard">
      <style:text-properties officeooo:rsid="0021185c" officeooo:paragraph-rsid="0021185c"/>
    </style:style>
    <style:style style:name="P13" style:family="paragraph" style:parent-style-name="Standard">
      <style:text-properties officeooo:paragraph-rsid="00220a44"/>
    </style:style>
    <style:style style:name="P14" style:family="paragraph" style:parent-style-name="Standard">
      <style:text-properties officeooo:rsid="00241854" officeooo:paragraph-rsid="00241854"/>
    </style:style>
    <style:style style:name="P15" style:family="paragraph" style:parent-style-name="Standard">
      <style:text-properties officeooo:rsid="0024dedd" officeooo:paragraph-rsid="0025d1e4"/>
    </style:style>
    <style:style style:name="P16" style:family="paragraph" style:parent-style-name="Standard">
      <style:text-properties officeooo:rsid="0025d1e4" officeooo:paragraph-rsid="0025d1e4"/>
    </style:style>
    <style:style style:name="P17" style:family="paragraph" style:parent-style-name="Standard">
      <style:text-properties officeooo:paragraph-rsid="0025d1e4"/>
    </style:style>
    <style:style style:name="P18" style:family="paragraph" style:parent-style-name="Standard">
      <style:text-properties officeooo:rsid="0015af30" officeooo:paragraph-rsid="0025d1e4"/>
    </style:style>
    <style:style style:name="P19" style:family="paragraph" style:parent-style-name="Standard">
      <style:text-properties style:text-underline-style="solid" style:text-underline-width="auto" style:text-underline-color="font-color" officeooo:rsid="001451f7" officeooo:paragraph-rsid="0021185c"/>
    </style:style>
    <style:style style:name="P20" style:family="paragraph" style:parent-style-name="Standard">
      <style:text-properties style:text-underline-style="solid" style:text-underline-width="auto" style:text-underline-color="font-color" officeooo:rsid="001451f7" officeooo:paragraph-rsid="001f2f5f"/>
    </style:style>
    <style:style style:name="P21" style:family="paragraph" style:parent-style-name="Standard">
      <style:text-properties style:text-underline-style="solid" style:text-underline-width="auto" style:text-underline-color="font-color" officeooo:rsid="001451f7" officeooo:paragraph-rsid="00220a44"/>
    </style:style>
    <style:style style:name="P22" style:family="paragraph" style:parent-style-name="Standard">
      <style:text-properties style:text-underline-style="none" officeooo:rsid="0021185c" officeooo:paragraph-rsid="0021185c"/>
    </style:style>
    <style:style style:name="P23" style:family="paragraph" style:parent-style-name="Standard">
      <style:text-properties style:text-underline-style="none" officeooo:rsid="00220a44" officeooo:paragraph-rsid="00220a44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rsid="00220a44" officeooo:paragraph-rsid="00220a44"/>
    </style:style>
    <style:style style:name="P25" style:family="paragraph" style:parent-style-name="Standard">
      <style:text-properties officeooo:paragraph-rsid="002a53da"/>
    </style:style>
    <style:style style:name="P26" style:family="paragraph" style:parent-style-name="Standard">
      <style:text-properties officeooo:rsid="001451f7" officeooo:paragraph-rsid="001f2f5f"/>
    </style:style>
    <style:style style:name="P27" style:family="paragraph" style:parent-style-name="Standard">
      <style:text-properties officeooo:rsid="001451f7" officeooo:paragraph-rsid="002a53da"/>
    </style:style>
    <style:style style:name="P28" style:family="paragraph" style:parent-style-name="Standard">
      <style:text-properties officeooo:rsid="001451f7" officeooo:paragraph-rsid="0021185c"/>
    </style:style>
    <style:style style:name="P29" style:family="paragraph" style:parent-style-name="Standard">
      <style:text-properties officeooo:rsid="001451f7" officeooo:paragraph-rsid="002bf14c"/>
    </style:style>
    <style:style style:name="P30" style:family="paragraph" style:parent-style-name="Standard">
      <style:text-properties officeooo:rsid="0025d1e4" officeooo:paragraph-rsid="002a53da"/>
    </style:style>
    <style:style style:name="P31" style:family="paragraph" style:parent-style-name="Standard">
      <style:text-properties officeooo:rsid="0025d1e4" officeooo:paragraph-rsid="002bf14c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3" style:family="paragraph">
      <loext:graphic-properties draw:fill="solid" draw:fill-color="#000000"/>
    </style:style>
    <style:style style:name="T1" style:family="text">
      <style:text-properties officeooo:rsid="0016855f"/>
    </style:style>
    <style:style style:name="T2" style:family="text">
      <style:text-properties officeooo:rsid="0016f3ab"/>
    </style:style>
    <style:style style:name="T3" style:family="text">
      <style:text-properties officeooo:rsid="0018c86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6855f" style:font-weight-asian="bold" style:font-weight-complex="bold"/>
    </style:style>
    <style:style style:name="T6" style:family="text">
      <style:text-properties fo:font-weight="bold" officeooo:rsid="0018c866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451f7"/>
    </style:style>
    <style:style style:name="T9" style:family="text">
      <style:text-properties officeooo:rsid="001f2f5f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f7fb1"/>
    </style:style>
    <style:style style:name="T12" style:family="text">
      <style:text-properties fo:language="en" fo:country="US" officeooo:rsid="0021185c"/>
    </style:style>
    <style:style style:name="T13" style:family="text">
      <style:text-properties officeooo:rsid="001f7fb1"/>
    </style:style>
    <style:style style:name="T14" style:family="text">
      <style:text-properties officeooo:rsid="0021185c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1f2f5f"/>
    </style:style>
    <style:style style:name="T17" style:family="text">
      <style:text-properties style:text-underline-style="none" officeooo:rsid="0025d1e4"/>
    </style:style>
    <style:style style:name="T18" style:family="text">
      <style:text-properties officeooo:rsid="00220a44"/>
    </style:style>
    <style:style style:name="T19" style:family="text">
      <style:text-properties officeooo:rsid="0025d1e4"/>
    </style:style>
    <style:style style:name="T20" style:family="text">
      <style:text-properties officeooo:rsid="0026500b"/>
    </style:style>
    <style:style style:name="T21" style:family="text">
      <style:text-properties officeooo:rsid="0027c0c6"/>
    </style:style>
    <style:style style:name="T22" style:family="text">
      <style:text-properties officeooo:rsid="0028763a"/>
    </style:style>
    <style:style style:name="T23" style:family="text">
      <style:text-properties officeooo:rsid="002a53da"/>
    </style:style>
    <style:style style:name="T24" style:family="text">
      <style:text-properties officeooo:rsid="002d600a"/>
    </style:style>
    <style:style style:name="T25" style:family="text">
      <style:text-properties fo:color="#cc6c1d" loext:opacity="100%" style:font-name="Monospace" fo:font-size="10pt" style:font-size-asian="10pt"/>
    </style:style>
    <style:style style:name="T26" style:family="text">
      <style:text-properties fo:color="#d9e8f7" loext:opacity="100%" style:font-name="Monospace" fo:font-size="10pt" style:font-size-asian="10pt"/>
    </style:style>
    <style:style style:name="T27" style:family="text">
      <style:text-properties fo:color="#1290c3" loext:opacity="100%" style:font-name="Monospace" fo:font-size="10pt" style:font-size-asian="10pt"/>
    </style:style>
    <style:style style:name="T28" style:family="text">
      <style:text-properties fo:color="#f9faf4" loext:opacity="100%" style:font-name="Monospace" fo:font-size="10pt" style:font-size-asian="10pt"/>
    </style:style>
    <style:style style:name="T29" style:family="text">
      <style:text-properties fo:color="#1eb540" loext:opacity="100%" style:font-name="Monospace" fo:font-size="10pt" style:font-size-asian="10pt"/>
    </style:style>
    <style:style style:name="T30" style:family="text">
      <style:text-properties fo:color="#79abff" loext:opacity="100%" style:font-name="Monospace" fo:font-size="10pt" style:font-size-asian="10pt"/>
    </style:style>
    <style:style style:name="T31" style:family="text">
      <style:text-properties fo:color="#f2f200" loext:opacity="100%" style:font-name="Monospace" fo:font-size="10pt" style:font-size-asian="10pt"/>
    </style:style>
    <style:style style:name="T32" style:family="text">
      <style:text-properties fo:color="#e6e6fa" loext:opacity="100%" style:font-name="Monospace" fo:font-size="10pt" style:font-size-asian="10pt"/>
    </style:style>
    <style:style style:name="T33" style:family="text">
      <style:text-properties fo:color="#a7ec21" loext:opacity="100%" style:font-name="Monospace" fo:font-size="10pt" style:font-size-asian="10pt"/>
    </style:style>
    <style:style style:name="T34" style:family="text">
      <style:text-properties fo:color="#17c6a3" loext:opacity="100%" style:font-name="Monospace" fo:font-size="10pt" style:font-size-asian="10pt"/>
    </style:style>
    <style:style style:name="T35" style:family="text">
      <style:text-properties fo:color="#f3ec79" loext:opacity="100%" style:font-name="Monospace" fo:font-size="10pt" style:font-size-asian="10pt"/>
    </style:style>
    <style:style style:name="T36" style:family="text">
      <style:text-properties fo:color="#6897bb" loext:opacity="100%" style:font-name="Monospace" fo:font-size="10pt" style:font-size-asian="10pt"/>
    </style:style>
    <style:style style:name="gr1" style:family="graphic">
      <style:graphic-properties svg:stroke-color="#000000" draw:fill="solid" draw:fill-color="#000000" draw:textarea-horizontal-align="justify" draw:textarea-vertical-align="middle" draw:auto-grow-height="false" fo:min-height="7.673cm" fo:min-width="15.346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lass Borker :</text:p>
      <text:p text:style-name="P7"/>
      <text:p text:style-name="P4"><text:tab/><text:span text:style-name="T4">Broker </text:span>: </text:p>
      <text:p text:style-name="P18">Constructor of the class. Uses a string representing the name of the object to create it. </text:p>
      <text:p text:style-name="P19">Parameters :</text:p>
      <text:p text:style-name="P22"><text:tab/>name (string) – the name of the broker</text:p>
      <text:p text:style-name="P4"/>
      <text:p text:style-name="P2"><text:tab/><text:span text:style-name="T5">accept </text:span><text:span text:style-name="T1">: </text:span></text:p>
      <text:p text:style-name="P25"><text:span text:style-name="T23">Listen for a connection to be made on the given port and accepts it. </text:span>The method blocks until a connection is made.</text:p>
      <text:p text:style-name="P2"><text:span text:style-name="T7">Parameters</text:span>:</text:p>
      <text:p text:style-name="P8"><text:span text:style-name="T1"><text:tab/></text:span>port <text:span text:style-name="T13">(int) </text:span>– <text:span text:style-name="T9">the port o</text:span><text:span text:style-name="T10">n which the connection is made.</text:span></text:p>
      <text:p text:style-name="P20">Returns :</text:p>
      <text:p text:style-name="P2"><text:span text:style-name="T15"><text:tab/></text:span><text:span text:style-name="T16">the channel </text:span><text:span text:style-name="T1"><text:s/></text:span></text:p>
      <text:p text:style-name="P30"><text:span text:style-name="T7">Exception </text:span>:</text:p>
      <text:p text:style-name="P27"><text:span text:style-name="T19"><text:tab/>IOException – if an </text:span>I/O exception of some sort has occurred.</text:p>
      <text:p text:style-name="P1"/>
      <text:p text:style-name="P2"><text:tab/><text:span text:style-name="T4">c</text:span><text:span text:style-name="T5">onnect</text:span><text:span text:style-name="T1"> : </text:span></text:p>
      <text:p text:style-name="P6"><text:span text:style-name="T14">C</text:span><text:span text:style-name="T24">onnects to </text:span><text:span text:style-name="T14">the broker corresponding to the given name </text:span><text:span text:style-name="T24">on the given port</text:span><text:span text:style-name="T14">.</text:span><text:span text:style-name="T2"> </text:span><text:span text:style-name="T3"><text:s/></text:span></text:p>
      <text:p text:style-name="P2"><text:span text:style-name="T7">Parameters</text:span>:</text:p>
      <text:p text:style-name="P3"><text:tab/>port <text:span text:style-name="T13">(int) </text:span>– <text:span text:style-name="T9">the port o</text:span><text:span text:style-name="T10">n which the connection is made.</text:span></text:p>
      <text:p text:style-name="P3"><text:span text:style-name="T10"><text:tab/></text:span><text:span text:style-name="T12">n</text:span><text:span text:style-name="T11">ame (string) – </text:span><text:span text:style-name="T12">the name of the broker we want to connect to.</text:span><text:span text:style-name="T1"> </text:span></text:p>
      <text:p text:style-name="P19">Returns :</text:p>
      <text:p text:style-name="P4"><text:span text:style-name="T15"><text:tab/></text:span><text:span text:style-name="T16">the channel </text:span></text:p>
      <text:p text:style-name="P31"><text:span text:style-name="T7">Exception </text:span>:</text:p>
      <text:p text:style-name="P29"><text:span text:style-name="T17"><text:tab/>IOException – if an </text:span><text:span text:style-name="T16">I/O exception of some sort has occurred.</text:span></text:p>
      <text:p text:style-name="P1"/>
      <text:p text:style-name="P1"/>
      <text:p text:style-name="P7">Class Channel :</text:p>
      <text:p text:style-name="P7"/>
      <text:p text:style-name="P1"><text:tab/><text:span text:style-name="T6">read </text:span><text:span text:style-name="T3">:</text:span></text:p>
      <text:p text:style-name="P16">Reads <text:span text:style-name="T20">a maximum of </text:span>« <text:span text:style-name="T20">length » bytes from the input stream and put them into the given byte array « bytes ». The first byte read is stored in « bytes[offset] », the second in « bytes[offset+1 », ect… until « bytes[offset+lenght-</text:span><text:span text:style-name="T21">1</text:span><text:span text:style-name="T20">] ». If there is not enought bytes to read, the k bytes read will be stored in « bytes[offset] » through « bytes[offset+k-1] » and the end of « bytes » will not be filled.</text:span></text:p>
      <text:p text:style-name="P1"><text:span text:style-name="T7">Parameters</text:span>:</text:p>
      <text:p text:style-name="P13"><text:span text:style-name="T8"><text:s text:c="4"/></text:span>bytes <text:span text:style-name="T18">(b</text:span>yte[]<text:span text:style-name="T18">)</text:span> <text:span text:style-name="T8">- the buffer in which the data is read.</text:span></text:p>
      <text:p text:style-name="P1"><text:s text:c="4"/>off<text:span text:style-name="T9">set</text:span> <text:span text:style-name="T18">(int) </text:span>- the start offset in array b<text:span text:style-name="T9">ytes.</text:span></text:p>
      <text:p text:style-name="P1"><text:s text:c="4"/>len<text:span text:style-name="T9">gth</text:span> <text:span text:style-name="T18">(int) </text:span>- the maximum number of bytes to read.</text:p>
      <text:p text:style-name="P1"><text:span text:style-name="T7">Returns</text:span>:</text:p>
      <text:p text:style-name="P1"><text:s text:c="4"/>the total number of bytes read in the buffer</text:p>
      <text:p text:style-name="P16"><text:span text:style-name="T7">Exception </text:span>:</text:p>
      <text:p text:style-name="P16"><text:tab/>NullPointerException – if bytes is null.</text:p>
      <text:p text:style-name="P16"><text:tab/>IndexOutOfBoundsException – if offset or lenght is negative or if offset+length &gt; the lenght of the array bytes.</text:p>
      <text:p text:style-name="P6"><text:span text:style-name="T19"><text:tab/>IOException – if an </text:span>I/O exception of some sort has occurred.</text:p>
      <text:p text:style-name="P1"/>
      <text:p text:style-name="P1"><text:tab/><text:span text:style-name="T6">write </text:span><text:span text:style-name="T3">:</text:span></text:p>
      <text:p text:style-name="P15">Writes a part from the given byte array (« bytes ») to the outpout stream. This part corresponds to the bytes from the indice « offset » to the indice « offset »+« length ». </text:p>
      <text:p text:style-name="P3"><text:span text:style-name="T7">Parameters</text:span>:</text:p>
      <text:p text:style-name="P13"><text:span text:style-name="T8"><text:s text:c="4"/></text:span>bytes <text:span text:style-name="T18">(b</text:span>yte[]<text:span text:style-name="T18">) </text:span><text:span text:style-name="T8">- the buffer </text:span><text:span text:style-name="T18">containing the data to write</text:span><text:span text:style-name="T8">.</text:span></text:p>
      <text:p text:style-name="P3"><text:soft-page-break/><text:s text:c="4"/>off<text:span text:style-name="T9">set</text:span> <text:span text:style-name="T18">(int) </text:span>- the start offset in array b<text:span text:style-name="T9">ytes</text:span>.</text:p>
      <text:p text:style-name="P3"><text:s text:c="4"/>len<text:span text:style-name="T9">gth</text:span> <text:span text:style-name="T18">(int) </text:span>- the maximum number of bytes to <text:span text:style-name="T18">write</text:span>.</text:p>
      <text:p text:style-name="P3"><text:span text:style-name="T7">Returns</text:span>:</text:p>
      <text:p text:style-name="P5"><text:tab/>the total number of bytes <text:span text:style-name="T18">write</text:span> in the buffer</text:p>
      <text:p text:style-name="P16"><text:span text:style-name="T7">Exception </text:span>:</text:p>
      <text:p text:style-name="P16"><text:tab/>NullPointerException – if bytes is null.</text:p>
      <text:p text:style-name="P16"><text:tab/>IndexOutOfBoundsException – if offset or lenght is negative or if offset+length &gt; the lenght of the array bytes.</text:p>
      <text:p text:style-name="P17"><text:span text:style-name="T19"><text:tab/>IOException – if an </text:span>I/O exception of some sort has occurred.</text:p>
      <text:p text:style-name="P14"/>
      <text:p text:style-name="P1"><text:tab/><text:span text:style-name="T6">disconnect </text:span><text:span text:style-name="T3">: </text:span></text:p>
      <text:p text:style-name="P12">Disconnects the two brokers involved in the channel so closes the channel.</text:p>
      <text:p text:style-name="P12"/>
      <text:p text:style-name="P1"><text:tab/><text:span text:style-name="T6">Disconnected </text:span><text:span text:style-name="T3">:</text:span></text:p>
      <text:p text:style-name="P11">Enables to know if the channel is connected or not. <text:span text:style-name="T22">If the channel is deconnected return true.</text:span></text:p>
      <text:p text:style-name="P21">Returns :</text:p>
      <text:p text:style-name="P9"><text:tab/><text:span text:style-name="T18">A boolean indicating if the channel is disconnected</text:span></text:p>
      <text:p text:style-name="P10"><draw:custom-shape text:anchor-type="paragraph" draw:z-index="0" draw:name="Forme 1" draw:style-name="gr1" draw:text-style-name="P33" svg:width="15.347cm" svg:height="7.674cm" svg:x="-0.178cm" svg:y="0.402cm"><text:p/><draw:enhanced-geometry svg:viewBox="0 0 21600 21600" draw:type="rectangle" draw:enhanced-path="M 0 0 L 21600 0 21600 21600 0 21600 0 0 Z N"/></draw:custom-shape></text:p>
      <text:p text:style-name="P10"/>
      <text:p text:style-name="P24"><text:span text:style-name="T25">public</text:span><text:span text:style-name="T26"> </text:span><text:span text:style-name="T25">class</text:span><text:span text:style-name="T26"> </text:span><text:span text:style-name="T27">Main</text:span><text:span text:style-name="T26"> </text:span><text:span text:style-name="T28">{</text:span></text:p>
      <text:p text:style-name="P32"><text:span text:style-name="T26"><text:tab/></text:span><text:span text:style-name="T25">public</text:span><text:span text:style-name="T26"> </text:span><text:span text:style-name="T25">static</text:span><text:span text:style-name="T26"> </text:span><text:span text:style-name="T25">void</text:span><text:span text:style-name="T26"> </text:span><text:span text:style-name="T29">main</text:span><text:span text:style-name="T26"> </text:span><text:span text:style-name="T28">(</text:span><text:span text:style-name="T27">String</text:span><text:span text:style-name="T26"> </text:span><text:span text:style-name="T30">args</text:span><text:span text:style-name="T28">[])</text:span><text:span text:style-name="T26"> </text:span><text:span text:style-name="T28">{</text:span></text:p>
      <text:p text:style-name="P32"><text:span text:style-name="T26"><text:tab/><text:tab/></text:span><text:span text:style-name="T27">Broker</text:span><text:span text:style-name="T26"> </text:span><text:span text:style-name="T31">A</text:span><text:span text:style-name="T26"> </text:span><text:span text:style-name="T32">=</text:span><text:span text:style-name="T26"> </text:span><text:span text:style-name="T25">new</text:span><text:span text:style-name="T26"> </text:span><text:span text:style-name="T33">Broker</text:span><text:span text:style-name="T28">(</text:span><text:span text:style-name="T34">"A"</text:span><text:span text:style-name="T28">)</text:span><text:span text:style-name="T32">;</text:span></text:p>
      <text:p text:style-name="P32"><text:span text:style-name="T26"><text:tab/><text:tab/></text:span><text:span text:style-name="T27">Broker</text:span><text:span text:style-name="T26"> </text:span><text:span text:style-name="T31">B</text:span><text:span text:style-name="T26"> </text:span><text:span text:style-name="T32">=</text:span><text:span text:style-name="T26"> </text:span><text:span text:style-name="T25">new</text:span><text:span text:style-name="T26"> </text:span><text:span text:style-name="T33">Broker</text:span><text:span text:style-name="T28">(</text:span><text:span text:style-name="T34">"B"</text:span><text:span text:style-name="T28">)</text:span><text:span text:style-name="T32">;</text:span></text:p>
      <text:p text:style-name="P32"><text:span text:style-name="T26"><text:tab/><text:tab/></text:span></text:p>
      <text:p text:style-name="P32"><text:span text:style-name="T26"><text:tab/><text:tab/></text:span><text:span text:style-name="T27">Channel</text:span><text:span text:style-name="T26"> </text:span><text:span text:style-name="T31">channelConnect</text:span><text:span text:style-name="T26"> </text:span><text:span text:style-name="T32">=</text:span><text:span text:style-name="T26"> </text:span><text:span text:style-name="T35">A</text:span><text:span text:style-name="T32">.</text:span><text:span text:style-name="T33">connect</text:span><text:span text:style-name="T28">(</text:span><text:span text:style-name="T34">"B"</text:span><text:span text:style-name="T32">,</text:span><text:span text:style-name="T26"> </text:span><text:span text:style-name="T36">1035</text:span><text:span text:style-name="T28">)</text:span><text:span text:style-name="T32">;</text:span></text:p>
      <text:p text:style-name="P32"><text:span text:style-name="T26"><text:tab/><text:tab/></text:span><text:span text:style-name="T27">Channel</text:span><text:span text:style-name="T26"> </text:span><text:span text:style-name="T31">channelAccept</text:span><text:span text:style-name="T26"> </text:span><text:span text:style-name="T32">=</text:span><text:span text:style-name="T35">B</text:span><text:span text:style-name="T32">.</text:span><text:span text:style-name="T33">accept</text:span><text:span text:style-name="T28">(</text:span><text:span text:style-name="T36">1035</text:span><text:span text:style-name="T28">)</text:span><text:span text:style-name="T32">;</text:span></text:p>
      <text:p text:style-name="P32"><text:span text:style-name="T26"><text:tab/><text:tab/></text:span><text:span text:style-name="T25">byte</text:span><text:span text:style-name="T28">[]</text:span><text:span text:style-name="T26"> </text:span><text:span text:style-name="T31">msgW</text:span><text:span text:style-name="T26"> </text:span><text:span text:style-name="T32">=</text:span><text:span text:style-name="T26"> </text:span><text:span text:style-name="T34">"hello world"</text:span><text:span text:style-name="T32">.</text:span><text:span text:style-name="T33">getBytes</text:span><text:span text:style-name="T28">()</text:span><text:span text:style-name="T32">;</text:span></text:p>
      <text:p text:style-name="P32"><text:span text:style-name="T26"><text:tab/><text:tab/></text:span><text:span text:style-name="T25">byte</text:span><text:span text:style-name="T28">[]</text:span><text:span text:style-name="T26"> </text:span><text:span text:style-name="T31">msgR</text:span><text:span text:style-name="T26"> </text:span><text:span text:style-name="T32">=</text:span><text:span text:style-name="T26"> </text:span><text:span text:style-name="T25">null</text:span><text:span text:style-name="T26"> </text:span><text:span text:style-name="T32">;</text:span></text:p>
      <text:p text:style-name="P32"><text:span text:style-name="T26"><text:tab/><text:tab/></text:span><text:span text:style-name="T25">if</text:span><text:span text:style-name="T26"> </text:span><text:span text:style-name="T28">(</text:span><text:span text:style-name="T32">!</text:span><text:span text:style-name="T35">channelAccept</text:span><text:span text:style-name="T32">.</text:span><text:span text:style-name="T33">disconnected</text:span><text:span text:style-name="T28">()){</text:span></text:p>
      <text:p text:style-name="P32"><text:span text:style-name="T26"><text:tab/><text:tab/><text:tab/></text:span><text:span text:style-name="T35">channelAccept</text:span><text:span text:style-name="T32">.</text:span><text:span text:style-name="T33">write</text:span><text:span text:style-name="T28">(</text:span><text:span text:style-name="T35">msgW</text:span><text:span text:style-name="T32">,</text:span><text:span text:style-name="T36">0</text:span><text:span text:style-name="T32">,</text:span><text:span text:style-name="T34">"hello world"</text:span><text:span text:style-name="T32">.</text:span><text:span text:style-name="T33">length</text:span><text:span text:style-name="T28">())</text:span><text:span text:style-name="T32">;</text:span></text:p>
      <text:p text:style-name="P32"><text:span text:style-name="T26"><text:tab/><text:tab/><text:tab/></text:span><text:span text:style-name="T35">channelAccept</text:span><text:span text:style-name="T32">.</text:span><text:span text:style-name="T33">read</text:span><text:span text:style-name="T28">(</text:span><text:span text:style-name="T35">msgR</text:span><text:span text:style-name="T32">,</text:span><text:span text:style-name="T26"> </text:span><text:span text:style-name="T36">0</text:span><text:span text:style-name="T32">,</text:span><text:span text:style-name="T26"> </text:span><text:span text:style-name="T34">"hello world"</text:span><text:span text:style-name="T32">.</text:span><text:span text:style-name="T33">length</text:span><text:span text:style-name="T28">())</text:span><text:span text:style-name="T32">;</text:span></text:p>
      <text:p text:style-name="P32"><text:span text:style-name="T26"><text:tab/><text:tab/></text:span><text:span text:style-name="T28">}</text:span></text:p>
      <text:p text:style-name="P32"><text:span text:style-name="T26"><text:tab/><text:tab/></text:span><text:span text:style-name="T35">channelAccept</text:span><text:span text:style-name="T32">.</text:span><text:span text:style-name="T33">disconnect</text:span><text:span text:style-name="T28">()</text:span><text:span text:style-name="T32">;</text:span></text:p>
      <text:p text:style-name="P32"><text:span text:style-name="T26"><text:tab/><text:tab/></text:span><text:span text:style-name="T35">channelConnect</text:span><text:span text:style-name="T32">.</text:span><text:span text:style-name="T33">disconnect</text:span><text:span text:style-name="T28">()</text:span><text:span text:style-name="T32">;</text:span></text:p>
      <text:p text:style-name="P32"><text:span text:style-name="T26"><text:tab/></text:span><text:span text:style-name="T28">}</text:span></text:p>
      <text:p text:style-name="P32"><text:span text:style-name="T26"><text:tab/></text:span></text:p>
      <text:p text:style-name="P32"><text:span text:style-name="T28">}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16:13:53.913809058</meta:creation-date>
    <dc:date>2022-09-20T22:03:49.009113631</dc:date>
    <meta:editing-duration>PT3H18M26S</meta:editing-duration>
    <meta:editing-cycles>9</meta:editing-cycles>
    <meta:generator>LibreOffice/7.3.2.2$Linux_X86_64 LibreOffice_project/30$Build-2</meta:generator>
    <meta:document-statistic meta:table-count="0" meta:image-count="0" meta:object-count="0" meta:page-count="2" meta:paragraph-count="71" meta:word-count="499" meta:character-count="3020" meta:non-whitespace-character-count="2484"/>
  </office:meta>
</office:document-meta>
</file>